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96" style:family="table-row">
      <style:table-row-properties style:min-row-height="3.586cm"/>
    </style:style>
    <style:style style:name="Таблица1.134" style:family="table-row">
      <style:table-row-properties style:min-row-height="2.563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normal" style:font-weight-asian="normal" style:font-weight-complex="normal"/>
    </style:style>
    <style:style style:name="P7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fo:language="en" fo:country="US" fo:font-weight="bold" style:font-weight-asian="bold" style:font-weight-complex="bold"/>
    </style:style>
    <style:style style:name="P11" style:family="paragraph" style:parent-style-name="Table_20_Contents">
      <style:text-properties fo:language="en" fo:country="US" fo:font-weight="normal" style:font-weight-asian="normal" style:font-weight-complex="normal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Preformatted_20_Text">
      <style:text-properties fo:color="#000000" style:font-name="Times" fo:font-size="12pt" style:font-size-asian="12pt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Times" fo:font-size="12pt" style:font-size-asian="12pt" style:font-size-complex="12pt"/>
    </style:style>
    <style:style style:name="P17" style:family="paragraph" style:parent-style-name="Preformatted_20_Text">
      <style:text-properties fo:color="#000000" style:font-name="Times" fo:font-size="12pt" style:font-size-asian="12pt" style:font-size-complex="12pt"/>
    </style:style>
    <style:style style:name="P18" style:family="paragraph" style:parent-style-name="Preformatted_20_Text">
      <style:text-properties fo:color="#000000" style:font-name="Times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c0dc1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style:font-name="DejaVu Sans Mono"/>
    </style:style>
    <style:style style:name="T15" style:family="text">
      <style:text-properties fo:color="#b200b2"/>
    </style:style>
    <style:style style:name="T16" style:family="text">
      <style:text-properties fo:color="#b200b2" style:font-name="DejaVu Sans Mono"/>
    </style:style>
    <style:style style:name="T17" style:family="text">
      <style:text-properties fo:color="#94558d"/>
    </style:style>
    <style:style style:name="T18" style:family="text">
      <style:text-properties fo:color="#94558d" style:font-name="DejaVu Sans Mono"/>
    </style:style>
    <style:style style:name="T19" style:family="text">
      <style:text-properties fo:color="#0000ff"/>
    </style:style>
    <style:style style:name="T20" style:family="text">
      <style:text-properties fo:color="#0000ff" style:font-name="DejaVu Sans Mono"/>
    </style:style>
    <style:style style:name="T21" style:family="text">
      <style:text-properties fo:color="#000000"/>
    </style:style>
    <style:style style:name="T22" style:family="text">
      <style:text-properties fo:color="#000000" style:font-name="DejaVu Sans Mono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font-weight="bold" style:font-size-asian="14pt" style:font-size-complex="1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table:number-columns-spanned="2" office:value-type="string">
            <text:p text:style-name="P1">Ввод и вывод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ывод двух строк на экран</text:p>
          </table:table-cell>
          <table:table-cell table:style-name="Таблица1.A2" office:value-type="string">
            <text:p text:style-name="Table_20_Contents"><text:bookmark-start text:name="__DdeLink__1445_1363846438"/>print("hello world");</text:p>
            <text:p text:style-name="Table_20_Contents">print("i am Maxim");<text:bookmark-end text:name="__DdeLink__1445_1363846438"/></text:p>
          </table:table-cell>
        </table:table-row>
        <table:table-row>
          <table:table-cell table:style-name="Таблица1.A3" office:value-type="string">
            <text:p text:style-name="Table_20_Contents">Вывод значения переменной на экран</text:p>
          </table:table-cell>
          <table:table-cell table:style-name="Таблица1.A2" office:value-type="string">
            <text:p text:style-name="Table_20_Contents">n = 15;</text:p>
            <text:p text:style-name="Table_20_Contents">print(n);</text:p>
          </table:table-cell>
        </table:table-row>
        <table:table-row>
          <table:table-cell table:style-name="Таблица1.A3" office:value-type="string">
            <text:p text:style-name="Table_20_Contents">Вывод составного сообщения</text:p>
          </table:table-cell>
          <table:table-cell table:style-name="Таблица1.A2" office:value-type="string">
            <text:p text:style-name="Table_20_Contents"><text:bookmark-start text:name="__DdeLink__1447_1363846438"/>n = 25;</text:p>
            <text:p text:style-name="Table_20_Contents">print("You are", n, "years old");<text:bookmark-end text:name="__DdeLink__1447_1363846438"/></text:p>
          </table:table-cell>
        </table:table-row>
        <table:table-row>
          <table:table-cell table:style-name="Таблица1.A3" office:value-type="string">
            <text:p text:style-name="Table_20_Contents">Считывание двух <text:span text:style-name="T2">строк</text:span></text:p>
          </table:table-cell>
          <table:table-cell table:style-name="Таблица1.A2" office:value-type="string">
            <text:p text:style-name="Table_20_Contents">s1 = input();</text:p>
            <text:p text:style-name="Table_20_Contents">s2 = input();</text:p>
          </table:table-cell>
        </table:table-row>
        <table:table-row>
          <table:table-cell table:style-name="Таблица1.A3" office:value-type="string">
            <text:p text:style-name="Table_20_Contents">Считывание двух целых чисел</text:p>
          </table:table-cell>
          <table:table-cell table:style-name="Таблица1.A2" office:value-type="string">
            <text:p text:style-name="Table_20_Contents">a = int(input());</text:p>
            <text:p text:style-name="Table_20_Contents">b = int(input());</text:p>
          </table:table-cell>
        </table:table-row>
        <table:table-row>
          <table:table-cell table:style-name="Таблица1.A2" table:number-columns-spanned="2" office:value-type="string">
            <text:p text:style-name="P1">Базовые арифметические опера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водим два целых числа</text:p>
          </table:table-cell>
          <table:table-cell table:style-name="Таблица1.A2" office:value-type="string">
            <text:p text:style-name="Table_20_Contents">a = int(input());</text:p>
            <text:p text:style-name="Table_20_Contents">b = int(input());</text:p>
          </table:table-cell>
        </table:table-row>
        <table:table-row>
          <table:table-cell table:style-name="Таблица1.A3" office:value-type="string">
            <text:p text:style-name="Table_20_Contents">Сумма чисел</text:p>
          </table:table-cell>
          <table:table-cell table:style-name="Таблица1.A2" office:value-type="string">
            <text:p text:style-name="Table_20_Contents">c = a + b;</text:p>
          </table:table-cell>
        </table:table-row>
        <table:table-row>
          <table:table-cell table:style-name="Таблица1.A3" office:value-type="string">
            <text:p text:style-name="Table_20_Contents">Разность чисел</text:p>
          </table:table-cell>
          <table:table-cell table:style-name="Таблица1.A2" office:value-type="string">
            <text:p text:style-name="Table_20_Contents">c = a - b;</text:p>
          </table:table-cell>
        </table:table-row>
        <table:table-row>
          <table:table-cell table:style-name="Таблица1.A3" office:value-type="string">
            <text:p text:style-name="Table_20_Contents">Произведение чисел</text:p>
          </table:table-cell>
          <table:table-cell table:style-name="Таблица1.A2" office:value-type="string">
            <text:p text:style-name="Table_20_Contents">c = a * b;</text:p>
          </table:table-cell>
        </table:table-row>
        <table:table-row>
          <table:table-cell table:style-name="Таблица1.A3" office:value-type="string">
            <text:p text:style-name="Table_20_Contents">Целая часть от деления</text:p>
          </table:table-cell>
          <table:table-cell table:style-name="Таблица1.A2" office:value-type="string">
            <text:p text:style-name="Table_20_Contents">c = int(a / b);</text:p>
          </table:table-cell>
        </table:table-row>
        <table:table-row>
          <table:table-cell table:style-name="Таблица1.A3" office:value-type="string">
            <text:p text:style-name="Table_20_Contents">Остаток от деления</text:p>
          </table:table-cell>
          <table:table-cell table:style-name="Таблица1.A2" office:value-type="string">
            <text:p text:style-name="Table_20_Contents">c = a % b;</text:p>
          </table:table-cell>
        </table:table-row>
        <table:table-row>
          <table:table-cell table:style-name="Таблица1.A3" office:value-type="string">
            <text:p text:style-name="Table_20_Contents">Возведение числа в степень</text:p>
          </table:table-cell>
          <table:table-cell table:style-name="Таблица1.A2" office:value-type="string">
            <text:p text:style-name="Table_20_Contents">c = pow(a,b);</text:p>
          </table:table-cell>
        </table:table-row>
        <table:table-row>
          <table:table-cell table:style-name="Таблица1.A2" table:number-columns-spanned="2" office:value-type="string">
            <text:p text:style-name="P1">Логические конструк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равнение двух чисел и вывод результата на экран</text:p>
          </table:table-cell>
          <table:table-cell table:style-name="Таблица1.A2" office:value-type="string">
            <text:p text:style-name="P4"><text:bookmark-start text:name="__DdeLink__1449_1363846438"/>if (a &gt; b):</text:p>
            <text:p text:style-name="Table_20_Contents"><text:s text:c="4"/>print("A");</text:p>
            <text:p text:style-name="Table_20_Contents"><text:s text:c="4"/>print(a);</text:p>
            <text:p text:style-name="P4">elif (b &gt; a):</text:p>
            <text:p text:style-name="Table_20_Contents"><text:s text:c="4"/>print("B");</text:p>
            <text:p text:style-name="Table_20_Contents"><text:s text:c="4"/>print(b);</text:p>
            <text:p text:style-name="P4">else:</text:p>
            <text:p text:style-name="Table_20_Contents"><text:s text:c="4"/>print("A = B");<text:bookmark-end text:name="__DdeLink__1449_1363846438"/></text:p>
          </table:table-cell>
        </table:table-row>
        <table:table-row>
          <table:table-cell table:style-name="Таблица1.A3" office:value-type="string">
            <text:p text:style-name="Table_20_Contents">Логическое <text:span text:style-name="T2">И</text:span></text:p>
          </table:table-cell>
          <table:table-cell table:style-name="Таблица1.A2" office:value-type="string">
            <text:p text:style-name="Table_20_Contents">if (a &gt; 0) <text:span text:style-name="T2">and</text:span> (b &gt; 0):</text:p>
            <text:p text:style-name="Table_20_Contents"><text:s text:c="4"/>print("YES");</text:p>
            <text:p text:style-name="Table_20_Contents">else:</text:p>
            <text:p text:style-name="Table_20_Contents"><text:s text:c="4"/>print("NO");</text:p>
          </table:table-cell>
        </table:table-row>
        <table:table-row>
          <table:table-cell table:style-name="Таблица1.A3" office:value-type="string">
            <text:p text:style-name="Table_20_Contents">Логическое <text:span text:style-name="T2">ИЛИ</text:span></text:p>
          </table:table-cell>
          <table:table-cell table:style-name="Таблица1.A2" office:value-type="string">
            <text:p text:style-name="Table_20_Contents">if (a == 0) <text:span text:style-name="T2">or</text:span> (b == 0):</text:p>
            <text:p text:style-name="Table_20_Contents"><text:s text:c="4"/>print("YES");</text:p>
            <text:p text:style-name="Table_20_Contents">else:</text:p>
            <text:p text:style-name="Table_20_Contents"><text:s text:c="4"/>print("NO");</text:p>
          </table:table-cell>
        </table:table-row>
        <table:table-row>
          <table:table-cell table:style-name="Таблица1.A3" office:value-type="string">
            <text:p text:style-name="Table_20_Contents">Работа с логическими переменными</text:p>
          </table:table-cell>
          <table:table-cell table:style-name="Таблица1.A2" office:value-type="string">
            <text:p text:style-name="Table_20_Contents">x = <text:span text:style-name="T2">False</text:span>;</text:p>
            <text:p text:style-name="Table_20_Contents">if (x == <text:span text:style-name="T2">True</text:span>):</text:p>
            <text:p text:style-name="Table_20_Contents"><text:s text:c="4"/>print("YES");</text:p>
            <text:p text:style-name="Table_20_Contents">else:</text:p>
            <text:p text:style-name="Table_20_Contents"><text:s text:c="4"/>print("NO");</text:p>
          </table:table-cell>
        </table:table-row>
        <text:soft-page-break/>
        <table:table-row>
          <table:table-cell table:style-name="Таблица1.A3" office:value-type="string">
            <text:p text:style-name="Table_20_Contents">Более сложное сравнение</text:p>
          </table:table-cell>
          <table:table-cell table:style-name="Таблица1.A2" office:value-type="string">
            <text:p text:style-name="Table_20_Contents">if (a <text:span text:style-name="T2">&gt;=</text:span> 100) == True:</text:p>
            <text:p text:style-name="Table_20_Contents"><text:s text:c="4"/>print("OK");</text:p>
          </table:table-cell>
        </table:table-row>
        <table:table-row>
          <table:table-cell table:style-name="Таблица1.A2" table:number-columns-spanned="2" office:value-type="string">
            <text:p text:style-name="P1">Комментар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комментариев</text:p>
          </table:table-cell>
          <table:table-cell table:style-name="Таблица1.A2" office:value-type="string">
            <text:p text:style-name="Table_20_Contents"># comment number 1</text:p>
            <text:p text:style-name="Table_20_Contents"># comment number 2</text:p>
          </table:table-cell>
        </table:table-row>
        <table:table-row>
          <table:table-cell table:style-name="Таблица1.A2" table:number-columns-spanned="2" office:value-type="string">
            <text:p text:style-name="P1">Цикл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Цикл <text:span text:style-name="T4">while</text:span></text:p>
          </table:table-cell>
          <table:table-cell table:style-name="Таблица1.A2" office:value-type="string">
            <text:p text:style-name="Table_20_Contents">while (i &lt; n):</text:p>
            <text:p text:style-name="Table_20_Contents"><text:s text:c="4"/>print(i);</text:p>
            <text:p text:style-name="Table_20_Contents"><text:s text:c="4"/>i+=1;</text:p>
          </table:table-cell>
        </table:table-row>
        <table:table-row>
          <table:table-cell table:style-name="Таблица1.A3" office:value-type="string">
            <text:p text:style-name="P5">Цикл <text:span text:style-name="T4">for</text:span></text:p>
            <text:p text:style-name="P6">Вывод чисел 0, 1, 2, 3, 4</text:p>
          </table:table-cell>
          <table:table-cell table:style-name="Таблица1.A2" office:value-type="string">
            <text:p text:style-name="Table_20_Contents"><text:bookmark-start text:name="__DdeLink__1451_1363846438"/>for i in range(0,5):</text:p>
            <text:p text:style-name="Table_20_Contents"><text:s text:c="4"/>print(i);<text:bookmark-end text:name="__DdeLink__1451_1363846438"/></text:p>
          </table:table-cell>
        </table:table-row>
        <table:table-row>
          <table:table-cell table:style-name="Таблица1.A2" table:number-columns-spanned="2" office:value-type="string">
            <text:p text:style-name="P1">Массив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массива</text:p>
          </table:table-cell>
          <table:table-cell table:style-name="Таблица1.A2" office:value-type="string">
            <text:p text:style-name="Table_20_Contents">mass = [];</text:p>
          </table:table-cell>
        </table:table-row>
        <table:table-row>
          <table:table-cell table:style-name="Таблица1.A3" office:value-type="string">
            <text:p text:style-name="Table_20_Contents">Считывание элементов массива</text:p>
          </table:table-cell>
          <table:table-cell table:style-name="Таблица1.A2" office:value-type="string">
            <text:p text:style-name="Table_20_Contents">for i in range(0,5):</text:p>
            <text:p text:style-name="Table_20_Contents"><text:s text:c="4"/>x = int(input())</text:p>
            <text:p text:style-name="Table_20_Contents"><text:s text:c="4"/>mass.append(x);</text:p>
          </table:table-cell>
        </table:table-row>
        <table:table-row>
          <table:table-cell table:style-name="Таблица1.A3" office:value-type="string">
            <text:p text:style-name="Table_20_Contents">Вывод элементов массива на экран</text:p>
          </table:table-cell>
          <table:table-cell table:style-name="Таблица1.A2" office:value-type="string">
            <text:p text:style-name="Table_20_Contents">for i in range(0,5):</text:p>
            <text:p text:style-name="Table_20_Contents"><text:s text:c="4"/>print(mass[i]);</text:p>
          </table:table-cell>
        </table:table-row>
        <table:table-row>
          <table:table-cell table:style-name="Таблица1.A3" office:value-type="string">
            <text:p text:style-name="Table_20_Contents">Получить определённый элемент массива</text:p>
          </table:table-cell>
          <table:table-cell table:style-name="Таблица1.A2" office:value-type="string">
            <text:p text:style-name="Table_20_Contents">k = mass[2];</text:p>
          </table:table-cell>
        </table:table-row>
        <table:table-row>
          <table:table-cell table:style-name="Таблица1.A3" office:value-type="string">
            <text:p text:style-name="Table_20_Contents">Заменить определённый элемент массива</text:p>
          </table:table-cell>
          <table:table-cell table:style-name="Таблица1.A2" office:value-type="string">
            <text:p text:style-name="Table_20_Contents">mass[3] = 4500;</text:p>
          </table:table-cell>
        </table:table-row>
        <table:table-row>
          <table:table-cell table:style-name="Таблица1.A3" office:value-type="string">
            <text:p text:style-name="Table_20_Contents">Удалить последний элемент из массива и записать его значение в переменную <text:span text:style-name="T4">d</text:span></text:p>
          </table:table-cell>
          <table:table-cell table:style-name="Таблица1.A2" office:value-type="string">
            <text:p text:style-name="Table_20_Contents">d = mass.pop();</text:p>
            <text:p text:style-name="Table_20_Contents">print("Deleted",d);</text:p>
          </table:table-cell>
        </table:table-row>
        <table:table-row>
          <table:table-cell table:style-name="Таблица1.A3" office:value-type="string">
            <text:p text:style-name="Table_20_Contents">Перевернуть массив</text:p>
          </table:table-cell>
          <table:table-cell table:style-name="Таблица1.A2" office:value-type="string">
            <text:p text:style-name="Table_20_Contents">mass.reverse();</text:p>
          </table:table-cell>
        </table:table-row>
        <table:table-row>
          <table:table-cell table:style-name="Таблица1.A3" office:value-type="string">
            <text:p text:style-name="Table_20_Contents">Сумма элементов массива</text:p>
          </table:table-cell>
          <table:table-cell table:style-name="Таблица1.A2" office:value-type="string">
            <text:p text:style-name="Table_20_Contents">x = sum(mass);</text:p>
          </table:table-cell>
        </table:table-row>
        <table:table-row>
          <table:table-cell table:style-name="Таблица1.A3" office:value-type="string">
            <text:p text:style-name="Table_20_Contents">Максимальный элемент массива</text:p>
          </table:table-cell>
          <table:table-cell table:style-name="Таблица1.A2" office:value-type="string">
            <text:p text:style-name="Table_20_Contents">x = max(mass);</text:p>
          </table:table-cell>
        </table:table-row>
        <table:table-row>
          <table:table-cell table:style-name="Таблица1.A3" office:value-type="string">
            <text:p text:style-name="Table_20_Contents">Минимальный элемент массива</text:p>
          </table:table-cell>
          <table:table-cell table:style-name="Таблица1.A2" office:value-type="string">
            <text:p text:style-name="Table_20_Contents">x = min(mass);</text:p>
          </table:table-cell>
        </table:table-row>
        <table:table-row>
          <table:table-cell table:style-name="Таблица1.A3" office:value-type="string">
            <text:p text:style-name="Table_20_Contents">Длина массива</text:p>
          </table:table-cell>
          <table:table-cell table:style-name="Таблица1.A2" office:value-type="string">
            <text:p text:style-name="Table_20_Contents">x = len(mass);</text:p>
          </table:table-cell>
        </table:table-row>
        <table:table-row>
          <table:table-cell table:style-name="Таблица1.A3" office:value-type="string">
            <text:p text:style-name="Table_20_Contents">Удалить все элементы массива</text:p>
          </table:table-cell>
          <table:table-cell table:style-name="Таблица1.A2" office:value-type="string">
            <text:p text:style-name="Table_20_Contents">mass.clear();</text:p>
          </table:table-cell>
        </table:table-row>
        <table:table-row>
          <table:table-cell table:style-name="Таблица1.A2" table:number-columns-spanned="2" office:value-type="string">
            <text:p text:style-name="P1">Строк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строки</text:p>
          </table:table-cell>
          <table:table-cell table:style-name="Таблица1.A2" office:value-type="string">
            <text:p text:style-name="Table_20_Contents">s = "hello";</text:p>
          </table:table-cell>
        </table:table-row>
        <table:table-row>
          <table:table-cell table:style-name="Таблица1.A3" office:value-type="string">
            <text:p text:style-name="Table_20_Contents">Сложение строк</text:p>
          </table:table-cell>
          <table:table-cell table:style-name="Таблица1.A2" office:value-type="string">
            <text:p text:style-name="Table_20_Contents">s += "world";</text:p>
          </table:table-cell>
        </table:table-row>
        <table:table-row>
          <table:table-cell table:style-name="Таблица1.A3" office:value-type="string">
            <text:p text:style-name="Table_20_Contents">Вывод строки на экран</text:p>
          </table:table-cell>
          <table:table-cell table:style-name="Таблица1.A2" office:value-type="string">
            <text:p text:style-name="Table_20_Contents">print(s);</text:p>
          </table:table-cell>
        </table:table-row>
        <table:table-row>
          <table:table-cell table:style-name="Таблица1.A3" office:value-type="string">
            <text:p text:style-name="Table_20_Contents">Получение определённого символа строки</text:p>
          </table:table-cell>
          <table:table-cell table:style-name="Таблица1.A2" office:value-type="string">
            <text:p text:style-name="Table_20_Contents">c = s[5];</text:p>
          </table:table-cell>
        </table:table-row>
        <table:table-row>
          <table:table-cell table:style-name="Таблица1.A3" office:value-type="string">
            <text:p text:style-name="Table_20_Contents">Сравнение строк</text:p>
          </table:table-cell>
          <table:table-cell table:style-name="Таблица1.A2" office:value-type="string">
            <text:p text:style-name="Table_20_Contents">if(s1 == s2):</text:p>
            <text:p text:style-name="Table_20_Contents"><text:s text:c="4"/>print("YES");</text:p>
          </table:table-cell>
        </table:table-row>
        <table:table-row>
          <table:table-cell table:style-name="Таблица1.A3" office:value-type="string">
            <text:p text:style-name="Table_20_Contents">Длина строки</text:p>
          </table:table-cell>
          <table:table-cell table:style-name="Таблица1.A2" office:value-type="string">
            <text:p text:style-name="Table_20_Contents">n = len(s);</text:p>
          </table:table-cell>
        </table:table-row>
        <table:table-row>
          <table:table-cell table:style-name="Таблица1.A3" office:value-type="string">
            <text:p text:style-name="Table_20_Contents">Получить срез строки <text:span text:style-name="T4">s1</text:span><text:span text:style-name="T3"> </text:span>и записать его значение в <text:span text:style-name="T4">s2 </text:span><text:span text:style-name="T5"><text:s/></text:span><text:span text:style-name="T8">(</text:span><text:span text:style-name="T5">s2 = </text:span><text:span text:style-name="T6">234</text:span><text:span text:style-name="T5">)</text:span></text:p>
          </table:table-cell>
          <table:table-cell table:style-name="Таблица1.A2" office:value-type="string">
            <text:p text:style-name="Table_20_Contents">s1 = "0123456789";</text:p>
            <text:p text:style-name="Table_20_Contents">s2 = s1[2:5];</text:p>
          </table:table-cell>
        </table:table-row>
        <table:table-row>
          <table:table-cell table:style-name="Таблица1.A3" office:value-type="string">
            <text:p text:style-name="Table_20_Contents">Перевод строки в верхний регистр</text:p>
          </table:table-cell>
          <table:table-cell table:style-name="Таблица1.A2" office:value-type="string">
            <text:p text:style-name="Table_20_Contents">s = s.upper();</text:p>
          </table:table-cell>
        </table:table-row>
        <table:table-row>
          <table:table-cell table:style-name="Таблица1.A3" office:value-type="string">
            <text:p text:style-name="Table_20_Contents">Перевод строки в нижний регистр</text:p>
          </table:table-cell>
          <table:table-cell table:style-name="Таблица1.A2" office:value-type="string">
            <text:p text:style-name="Table_20_Contents">s = s.lower();</text:p>
          </table:table-cell>
        </table:table-row>
        <text:soft-page-break/>
        <table:table-row>
          <table:table-cell table:style-name="Таблица1.A3" office:value-type="string">
            <text:p text:style-name="Table_20_Contents">Поиск подстроки в строке</text:p>
          </table:table-cell>
          <table:table-cell table:style-name="Таблица1.A2" office:value-type="string">
            <text:p text:style-name="Table_20_Contents"><text:bookmark-start text:name="__DdeLink__1453_1363846438"/>n = s.find("abc");<text:bookmark-end text:name="__DdeLink__1453_1363846438"/></text:p>
          </table:table-cell>
        </table:table-row>
        <table:table-row>
          <table:table-cell table:style-name="Таблица1.A3" office:value-type="string">
            <text:p text:style-name="Table_20_Contents">Разбить строку по разделителю и записать результат в массив</text:p>
          </table:table-cell>
          <table:table-cell table:style-name="Таблица1.A2" office:value-type="string">
            <text:p text:style-name="Table_20_Contents"><text:bookmark-start text:name="__DdeLink__1456_1363846438"/>mass = [];</text:p>
            <text:p text:style-name="Table_20_Contents">mass = s.split("_");<text:bookmark-end text:name="__DdeLink__1456_1363846438"/></text:p>
          </table:table-cell>
        </table:table-row>
        <table:table-row>
          <table:table-cell table:style-name="Таблица1.A3" office:value-type="string">
            <text:p text:style-name="Table_20_Contents">Записать элементы массива в строку с разделителем "_"</text:p>
          </table:table-cell>
          <table:table-cell table:style-name="Таблица1.A2" office:value-type="string">
            <text:p text:style-name="Table_20_Contents"><text:bookmark-start text:name="__DdeLink__1458_1363846438"/>s = "_".join(mass);<text:bookmark-end text:name="__DdeLink__1458_1363846438"/></text:p>
          </table:table-cell>
        </table:table-row>
        <table:table-row>
          <table:table-cell table:style-name="Таблица1.A2" table:number-columns-spanned="2" office:value-type="string">
            <text:p text:style-name="P2">Преобразование типов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ывод на экран типа переменной <text:span text:style-name="T4">x</text:span></text:p>
          </table:table-cell>
          <table:table-cell table:style-name="Таблица1.A2" office:value-type="string">
            <text:p text:style-name="Table_20_Contents">print(type(x));</text:p>
          </table:table-cell>
        </table:table-row>
        <table:table-row>
          <table:table-cell table:style-name="Таблица1.A3" office:value-type="string">
            <text:p text:style-name="P5">Перевод в целое число</text:p>
          </table:table-cell>
          <table:table-cell table:style-name="Таблица1.A2" office:value-type="string">
            <text:p text:style-name="Table_20_Contents">x = int(x);</text:p>
          </table:table-cell>
        </table:table-row>
        <table:table-row>
          <table:table-cell table:style-name="Таблица1.A3" office:value-type="string">
            <text:p text:style-name="Table_20_Contents">Перевод в вещественное число</text:p>
          </table:table-cell>
          <table:table-cell table:style-name="Таблица1.A2" office:value-type="string">
            <text:p text:style-name="Table_20_Contents">x = float(x);</text:p>
          </table:table-cell>
        </table:table-row>
        <table:table-row>
          <table:table-cell table:style-name="Таблица1.A3" office:value-type="string">
            <text:p text:style-name="Table_20_Contents">Перевод из числа в строку</text:p>
          </table:table-cell>
          <table:table-cell table:style-name="Таблица1.A2" office:value-type="string">
            <text:p text:style-name="Table_20_Contents">s = str(n);</text:p>
          </table:table-cell>
        </table:table-row>
        <table:table-row>
          <table:table-cell table:style-name="Таблица1.A2" table:number-columns-spanned="2" office:value-type="string">
            <text:p text:style-name="P1">Математические опера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Модуль числа</text:p>
          </table:table-cell>
          <table:table-cell table:style-name="Таблица1.A2" office:value-type="string">
            <text:p text:style-name="Table_20_Contents">m = abs(n);</text:p>
          </table:table-cell>
        </table:table-row>
        <table:table-row>
          <table:table-cell table:style-name="Таблица1.A3" office:value-type="string">
            <text:p text:style-name="Table_20_Contents">Код символа</text:p>
          </table:table-cell>
          <table:table-cell table:style-name="Таблица1.A2" office:value-type="string">
            <text:p text:style-name="Table_20_Contents">n = ord('A');</text:p>
          </table:table-cell>
        </table:table-row>
        <table:table-row>
          <table:table-cell table:style-name="Таблица1.A3" office:value-type="string">
            <text:p text:style-name="Table_20_Contents">Получить символ по его коду</text:p>
          </table:table-cell>
          <table:table-cell table:style-name="Таблица1.A2" office:value-type="string">
            <text:p text:style-name="Table_20_Contents">c = chr(67);</text:p>
          </table:table-cell>
        </table:table-row>
        <table:table-row>
          <table:table-cell table:style-name="Таблица1.A3" office:value-type="string">
            <text:p text:style-name="Table_20_Contents">Сохранить в переменную <text:span text:style-name="T4">x</text:span><text:span text:style-name="T3"> </text:span><text:span text:style-name="T7">целую часть от деления </text:span><text:span text:style-name="T4">a</text:span><text:span text:style-name="T3"> </text:span><text:span text:style-name="T7">на </text:span><text:span text:style-name="T4">b</text:span><text:span text:style-name="T3">, </text:span><text:span text:style-name="T7">а в переменную </text:span><text:span text:style-name="T4">y</text:span><text:span text:style-name="T3"> </text:span><text:span text:style-name="T7">сохранить остаток от деления</text:span></text:p>
          </table:table-cell>
          <table:table-cell table:style-name="Таблица1.A2" office:value-type="string">
            <text:p text:style-name="Table_20_Contents"><text:bookmark-start text:name="__DdeLink__1460_1363846438"/>x,y = divmod(a,b);<text:bookmark-end text:name="__DdeLink__1460_1363846438"/></text:p>
          </table:table-cell>
        </table:table-row>
        <table:table-row>
          <table:table-cell table:style-name="Таблица1.A3" office:value-type="string">
            <text:p text:style-name="Table_20_Contents">Перевод целого числа в двоичную систему и сохранение результата в строку</text:p>
          </table:table-cell>
          <table:table-cell table:style-name="Таблица1.A2" office:value-type="string">
            <text:p text:style-name="Table_20_Contents">s1 = bin(n);</text:p>
          </table:table-cell>
        </table:table-row>
        <table:table-row>
          <table:table-cell table:style-name="Таблица1.A3" office:value-type="string">
            <text:p text:style-name="Table_20_Contents">Перевод целого числа в шестнадцатеричную систему и сохранение результата в строку</text:p>
          </table:table-cell>
          <table:table-cell table:style-name="Таблица1.A2" office:value-type="string">
            <text:p text:style-name="Table_20_Contents">s2 = hex(n);</text:p>
          </table:table-cell>
        </table:table-row>
        <table:table-row>
          <table:table-cell table:style-name="Таблица1.A3" office:value-type="string">
            <text:p text:style-name="Table_20_Contents">Перевод целого числа в восьмеричную систему и сохранение результата в строку</text:p>
          </table:table-cell>
          <table:table-cell table:style-name="Таблица1.A2" office:value-type="string">
            <text:p text:style-name="Table_20_Contents">s3 = oct(n);</text:p>
          </table:table-cell>
        </table:table-row>
        <table:table-row>
          <table:table-cell table:style-name="Таблица1.A3" office:value-type="string">
            <text:p text:style-name="Table_20_Contents">Подключаем библиотеку math</text:p>
          </table:table-cell>
          <table:table-cell table:style-name="Таблица1.A2" office:value-type="string">
            <text:p text:style-name="Table_20_Contents"><text:bookmark-start text:name="__DdeLink__1462_1363846438"/>import math<text:bookmark-end text:name="__DdeLink__1462_1363846438"/></text:p>
          </table:table-cell>
        </table:table-row>
        <table:table-row>
          <table:table-cell table:style-name="Таблица1.A3" office:value-type="string">
            <text:p text:style-name="P5">Получаем значение числа <text:span text:style-name="T3">PI</text:span></text:p>
          </table:table-cell>
          <table:table-cell table:style-name="Таблица1.A2" office:value-type="string">
            <text:p text:style-name="Table_20_Contents"><text:bookmark-start text:name="__DdeLink__1464_1363846438"/>p = math.pi;<text:bookmark-end text:name="__DdeLink__1464_1363846438"/></text:p>
          </table:table-cell>
        </table:table-row>
        <table:table-row>
          <table:table-cell table:style-name="Таблица1.A3" office:value-type="string">
            <text:p text:style-name="Table_20_Contents">Вычисляем радиану по углу и считаем синус и косинус угла</text:p>
          </table:table-cell>
          <table:table-cell table:style-name="Таблица1.A2" office:value-type="string">
            <text:p text:style-name="Table_20_Contents">rad = x * math.pi / 180;</text:p>
            <text:p text:style-name="Table_20_Contents">s = round(math.sin(rad),2);</text:p>
            <text:p text:style-name="Table_20_Contents">c = round(math.cos(rad),2);</text:p>
          </table:table-cell>
        </table:table-row>
        <table:table-row>
          <table:table-cell table:style-name="Таблица1.A3" office:value-type="string">
            <text:p text:style-name="Table_20_Contents">Округление числа до определённого знака после запятой</text:p>
          </table:table-cell>
          <table:table-cell table:style-name="Таблица1.A2" office:value-type="string">
            <text:p text:style-name="Table_20_Contents"><text:bookmark-start text:name="__DdeLink__1466_1363846438"/>x = round(17.123456,3);<text:bookmark-end text:name="__DdeLink__1466_1363846438"/></text:p>
          </table:table-cell>
        </table:table-row>
        <table:table-row>
          <table:table-cell table:style-name="Таблица1.A3" office:value-type="string">
            <text:p text:style-name="Table_20_Contents">Корень числа</text:p>
          </table:table-cell>
          <table:table-cell table:style-name="Таблица1.A2" office:value-type="string">
            <text:p text:style-name="Table_20_Contents">x = math.sqrt(64.5);</text:p>
          </table:table-cell>
        </table:table-row>
        <table:table-row>
          <table:table-cell table:style-name="Таблица1.A3" office:value-type="string">
            <text:p text:style-name="Table_20_Contents">Арксинус</text:p>
          </table:table-cell>
          <table:table-cell table:style-name="Таблица1.A2" office:value-type="string">
            <text:p text:style-name="Table_20_Contents">myArcSin = <text:span text:style-name="T2">math.asin</text:span>(mySin);</text:p>
          </table:table-cell>
        </table:table-row>
        <table:table-row>
          <table:table-cell table:style-name="Таблица1.A3" office:value-type="string">
            <text:p text:style-name="Table_20_Contents">Арккосинус</text:p>
          </table:table-cell>
          <table:table-cell table:style-name="Таблица1.A2" office:value-type="string">
            <text:p text:style-name="Table_20_Contents">myArcCos = <text:span text:style-name="T2">math.acos</text:span>(myCos);</text:p>
          </table:table-cell>
        </table:table-row>
        <table:table-row>
          <table:table-cell table:style-name="Таблица1.A3" office:value-type="string">
            <text:p text:style-name="Table_20_Contents">Логарифм по основанию <text:span text:style-name="T4">a</text:span><text:span text:style-name="T3"> </text:span><text:span text:style-name="T7">от </text:span><text:span text:style-name="T4">b</text:span></text:p>
          </table:table-cell>
          <table:table-cell table:style-name="Таблица1.A2" office:value-type="string">
            <text:p text:style-name="Table_20_Contents">x = math.log(b,a);</text:p>
          </table:table-cell>
        </table:table-row>
        <table:table-row>
          <table:table-cell table:style-name="Таблица1.A2" table:number-columns-spanned="2" office:value-type="string">
            <text:p text:style-name="P3">Random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ем библиотеку</text:p>
          </table:table-cell>
          <table:table-cell table:style-name="Таблица1.A2" office:value-type="string">
            <text:p text:style-name="Table_20_Contents">import random</text:p>
          </table:table-cell>
        </table:table-row>
        <table:table-row>
          <table:table-cell table:style-name="Таблица1.A3" office:value-type="string">
            <text:p text:style-name="Table_20_Contents">Получаем целое случайное число от 0 до 9 включительно</text:p>
          </table:table-cell>
          <table:table-cell table:style-name="Таблица1.A2" office:value-type="string">
            <text:p text:style-name="Table_20_Contents">r = int(random.random() * 1000) % 10;</text:p>
            <text:p text:style-name="Table_20_Contents">print(r);</text:p>
          </table:table-cell>
        </table:table-row>
        <table:table-row>
          <table:table-cell table:style-name="Таблица1.A2" table:number-columns-spanned="2" office:value-type="string">
            <text:p text:style-name="P1">Словар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словаря</text:p>
          </table:table-cell>
          <table:table-cell table:style-name="Таблица1.A2" office:value-type="string">
            <text:p text:style-name="Table_20_Contents"><text:bookmark-start text:name="__DdeLink__1468_1363846438"/>d = {};<text:bookmark-end text:name="__DdeLink__1468_1363846438"/></text:p>
          </table:table-cell>
        </table:table-row>
        <text:soft-page-break/>
        <table:table-row>
          <table:table-cell table:style-name="Таблица1.A3" office:value-type="string">
            <text:p text:style-name="Table_20_Contents">Получение длины словаря</text:p>
          </table:table-cell>
          <table:table-cell table:style-name="Таблица1.A2" office:value-type="string">
            <text:p text:style-name="Table_20_Contents">n = len(d);</text:p>
          </table:table-cell>
        </table:table-row>
        <table:table-row>
          <table:table-cell table:style-name="Таблица1.A3" office:value-type="string">
            <text:p text:style-name="Table_20_Contents">Задание значений переменных в словаре</text:p>
          </table:table-cell>
          <table:table-cell table:style-name="Таблица1.A2" office:value-type="string">
            <text:p text:style-name="Table_20_Contents">d['posX'] = 10;</text:p>
            <text:p text:style-name="Table_20_Contents">d['posY'] = 20;</text:p>
          </table:table-cell>
        </table:table-row>
        <table:table-row>
          <table:table-cell table:style-name="Таблица1.A3" office:value-type="string">
            <text:p text:style-name="Table_20_Contents">Получение значения переменной в словаре</text:p>
          </table:table-cell>
          <table:table-cell table:style-name="Таблица1.A2" office:value-type="string">
            <text:p text:style-name="Table_20_Contents">x = d['posX'];</text:p>
          </table:table-cell>
        </table:table-row>
        <table:table-row>
          <table:table-cell table:style-name="Таблица1.A3" office:value-type="string">
            <text:p text:style-name="Table_20_Contents">Удалить всё содержимое словаря</text:p>
          </table:table-cell>
          <table:table-cell table:style-name="Таблица1.A2" office:value-type="string">
            <text:p text:style-name="Table_20_Contents">d.clear();</text:p>
          </table:table-cell>
        </table:table-row>
        <table:table-row>
          <table:table-cell table:style-name="Таблица1.A2" table:number-columns-spanned="2" office:value-type="string">
            <text:p text:style-name="P1">Множество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множества</text:p>
          </table:table-cell>
          <table:table-cell table:style-name="Таблица1.A2" office:value-type="string">
            <text:p text:style-name="Table_20_Contents">m = set();</text:p>
          </table:table-cell>
        </table:table-row>
        <table:table-row>
          <table:table-cell table:style-name="Таблица1.A3" office:value-type="string">
            <text:p text:style-name="Table_20_Contents">Добавление элементов во множество</text:p>
          </table:table-cell>
          <table:table-cell table:style-name="Таблица1.A2" office:value-type="string">
            <text:p text:style-name="Table_20_Contents">m.add(20);</text:p>
            <text:p text:style-name="Table_20_Contents">m.add(30);</text:p>
          </table:table-cell>
        </table:table-row>
        <table:table-row>
          <table:table-cell table:style-name="Таблица1.A3" office:value-type="string">
            <text:p text:style-name="Table_20_Contents">Получение длины множества</text:p>
          </table:table-cell>
          <table:table-cell table:style-name="Таблица1.A2" office:value-type="string">
            <text:p text:style-name="Table_20_Contents">n = len(m);</text:p>
          </table:table-cell>
        </table:table-row>
        <table:table-row>
          <table:table-cell table:style-name="Таблица1.A3" office:value-type="string">
            <text:p text:style-name="Table_20_Contents">Проверка на наличие элемента во множестве</text:p>
          </table:table-cell>
          <table:table-cell table:style-name="Таблица1.A2" office:value-type="string">
            <text:p text:style-name="Table_20_Contents">b = 30 in m;</text:p>
          </table:table-cell>
        </table:table-row>
        <table:table-row>
          <table:table-cell table:style-name="Таблица1.A3" office:value-type="string">
            <text:p text:style-name="Table_20_Contents">Удалить содержимое множества</text:p>
          </table:table-cell>
          <table:table-cell table:style-name="Таблица1.A2" office:value-type="string">
            <text:p text:style-name="Table_20_Contents">m.clear();</text:p>
          </table:table-cell>
        </table:table-row>
        <table:table-row>
          <table:table-cell table:style-name="Таблица1.A2" table:number-columns-spanned="2" office:value-type="string">
            <text:p text:style-name="P1">Функци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функции, считающей сумму чисел</text:p>
            <text:p text:style-name="P7">Обычные переменные передаются по значению</text:p>
          </table:table-cell>
          <table:table-cell table:style-name="Таблица1.A2" office:value-type="string">
            <text:p text:style-name="Table_20_Contents">def summa(a,b):</text:p>
            <text:p text:style-name="Table_20_Contents"><text:s text:c="4"/>c = a + b;</text:p>
            <text:p text:style-name="Table_20_Contents"><text:s text:c="4"/>return c;</text:p>
          </table:table-cell>
        </table:table-row>
        <table:table-row>
          <table:table-cell table:style-name="Таблица1.A3" office:value-type="string">
            <text:p text:style-name="Table_20_Contents">Вызов функции</text:p>
          </table:table-cell>
          <table:table-cell table:style-name="Таблица1.A2" office:value-type="string">
            <text:p text:style-name="Table_20_Contents">ans = summa(4,5);</text:p>
          </table:table-cell>
        </table:table-row>
        <table:table-row>
          <table:table-cell table:style-name="Таблица1.A3" office:value-type="string">
            <text:p text:style-name="Table_20_Contents">Создание функции, увеличивающей элементы массива в 2 раза</text:p>
            <text:p text:style-name="P7">Массивы передаются по ссылке</text:p>
          </table:table-cell>
          <table:table-cell table:style-name="Таблица1.A2" office:value-type="string">
            <text:p text:style-name="Table_20_Contents"><text:bookmark-start text:name="__DdeLink__1470_1363846438"/>def changeMass(arr):</text:p>
            <text:p text:style-name="Table_20_Contents"><text:s text:c="4"/>n = len(arr);</text:p>
            <text:p text:style-name="Table_20_Contents"><text:s text:c="4"/>for i in range(0,n):</text:p>
            <text:p text:style-name="Table_20_Contents"><text:s text:c="8"/>arr[i] *= 2;<text:bookmark-end text:name="__DdeLink__1470_1363846438"/></text:p>
          </table:table-cell>
        </table:table-row>
        <table:table-row>
          <table:table-cell table:style-name="Таблица1.A3" office:value-type="string">
            <text:p text:style-name="Table_20_Contents">Вызов функции</text:p>
          </table:table-cell>
          <table:table-cell table:style-name="Таблица1.A2" office:value-type="string">
            <text:p text:style-name="Table_20_Contents"><text:span text:style-name="T3">m</text:span>ass = [10,20,30,40];</text:p>
            <text:p text:style-name="Table_20_Contents">changeMass(mass);</text:p>
          </table:table-cell>
        </table:table-row>
        <table:table-row>
          <table:table-cell table:style-name="Таблица1.A3" office:value-type="string">
            <text:p text:style-name="Table_20_Contents">Создание функции, возвращающей квадрат и куб числа</text:p>
            <text:p text:style-name="P7">Функция может возвращать несколько значений</text:p>
          </table:table-cell>
          <table:table-cell table:style-name="Таблица1.A2" office:value-type="string">
            <text:p text:style-name="Table_20_Contents">def getKvadrAndCube(x):</text:p>
            <text:p text:style-name="Table_20_Contents"><text:s text:c="4"/>kvadr = x * x;</text:p>
            <text:p text:style-name="Table_20_Contents"><text:s text:c="4"/>cube = x * x * x;</text:p>
            <text:p text:style-name="Table_20_Contents"><text:s text:c="4"/>return kvadr,cube;</text:p>
          </table:table-cell>
        </table:table-row>
        <table:table-row>
          <table:table-cell table:style-name="Таблица1.A3" office:value-type="string">
            <text:p text:style-name="Table_20_Contents">Вызов функции</text:p>
          </table:table-cell>
          <table:table-cell table:style-name="Таблица1.A2" office:value-type="string">
            <text:p text:style-name="Table_20_Contents">c1,c2 = getKvadrAndCube(5);</text:p>
            <text:p text:style-name="Table_20_Contents">print(c1,c2);</text:p>
          </table:table-cell>
        </table:table-row>
        <table:table-row table:style-name="Таблица1.96">
          <table:table-cell table:style-name="Таблица1.A3" office:value-type="string">
            <text:p text:style-name="Table_20_Contents">Обращение из функции к внешней переменной</text:p>
            <text:p text:style-name="Table_20_Contents"/>
            <text:p text:style-name="Table_20_Contents">После вызова функции значение переменной <text:span text:style-name="T4">a </text:span><text:span text:style-name="T7">увеличится на единицу</text:span></text:p>
          </table:table-cell>
          <table:table-cell table:style-name="Таблица1.A2" office:value-type="string">
            <text:p text:style-name="Table_20_Contents"><text:bookmark-start text:name="__DdeLink__1472_1363846438"/>a = 5;</text:p>
            <text:p text:style-name="Table_20_Contents"/>
            <text:p text:style-name="Table_20_Contents">def incA():</text:p>
            <text:p text:style-name="Table_20_Contents"><text:s text:c="4"/><text:span text:style-name="T2">global a;</text:span></text:p>
            <text:p text:style-name="Table_20_Contents"><text:s text:c="4"/>a += 1;</text:p>
            <text:p text:style-name="Table_20_Contents"/>
            <text:p text:style-name="Table_20_Contents">incA();<text:bookmark-end text:name="__DdeLink__1472_1363846438"/></text:p>
          </table:table-cell>
        </table:table-row>
        <table:table-row>
          <table:table-cell table:style-name="Таблица1.A2" table:number-columns-spanned="2" office:value-type="string">
            <text:p text:style-name="P1">Файл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или перезапись файла</text:p>
          </table:table-cell>
          <table:table-cell table:style-name="Таблица1.A2" office:value-type="string">
            <text:p text:style-name="Table_20_Contents">f = open("myFile.txt", 'w');</text:p>
            <text:p text:style-name="Table_20_Contents">f.close();</text:p>
          </table:table-cell>
        </table:table-row>
        <table:table-row>
          <table:table-cell table:style-name="Таблица1.A3" office:value-type="string">
            <text:p text:style-name="Table_20_Contents">Добавление строк в файл</text:p>
          </table:table-cell>
          <table:table-cell table:style-name="Таблица1.A2" office:value-type="string">
            <text:p text:style-name="Table_20_Contents">f = open("myFile.txt", 'a');</text:p>
            <text:p text:style-name="Table_20_Contents">f.write("hello world\n");</text:p>
            <text:p text:style-name="Table_20_Contents">f.write("I am Maxim\n");</text:p>
            <text:p text:style-name="Table_20_Contents">f.close();</text:p>
          </table:table-cell>
        </table:table-row>
        <text:soft-page-break/>
        <table:table-row>
          <table:table-cell table:style-name="Таблица1.A3" office:value-type="string">
            <text:p text:style-name="Table_20_Contents">Чтение всех строк из файла и вывод их на экран</text:p>
          </table:table-cell>
          <table:table-cell table:style-name="Таблица1.A2" office:value-type="string">
            <text:p text:style-name="Table_20_Contents">f = open("myFile.txt", 'r');</text:p>
            <text:p text:style-name="P4">for s in f:</text:p>
            <text:p text:style-name="P4"><text:s text:c="4"/>print(s);</text:p>
            <text:p text:style-name="Table_20_Contents">f.close();</text:p>
          </table:table-cell>
        </table:table-row>
        <table:table-row>
          <table:table-cell table:style-name="Таблица1.A2" table:number-columns-spanned="2" office:value-type="string">
            <text:p text:style-name="P1">Модул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ём файл с функциями и называем его <text:span text:style-name="T2">myModul.py</text:span></text:p>
          </table:table-cell>
          <table:table-cell table:style-name="Таблица1.A2" office:value-type="string">
            <text:p text:style-name="Table_20_Contents">def getSum(a,b):</text:p>
            <text:p text:style-name="Table_20_Contents"><text:s text:c="4"/>return (a+b);</text:p>
            <text:p text:style-name="Table_20_Contents"/>
            <text:p text:style-name="Table_20_Contents">def getRaz(a,b):</text:p>
            <text:p text:style-name="Table_20_Contents"><text:s text:c="4"/>return (a-b);</text:p>
          </table:table-cell>
        </table:table-row>
        <table:table-row>
          <table:table-cell table:style-name="Таблица1.A3" office:value-type="string">
            <text:p text:style-name="Table_20_Contents">В файле с основной программой подключаем модуль и используем его функции</text:p>
          </table:table-cell>
          <table:table-cell table:style-name="Таблица1.A2" office:value-type="string">
            <text:p text:style-name="Table_20_Contents">import <text:span text:style-name="T2">myModul</text:span></text:p>
            <text:p text:style-name="Table_20_Contents"/>
            <text:p text:style-name="Table_20_Contents">s = myModul.getSum(2,3);</text:p>
            <text:p text:style-name="Table_20_Contents">r = myModul.getRaz(8,7);</text:p>
          </table:table-cell>
        </table:table-row>
        <table:table-row>
          <table:table-cell table:style-name="Таблица1.A2" table:number-columns-spanned="2" office:value-type="string">
            <text:p text:style-name="P1">Класс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сание собственного класса</text:p>
            <text:p text:style-name="Table_20_Contents"/>
            <text:p text:style-name="Table_20_Contents">В начале описания каждого метода класса должен стоять параметр <text:span text:style-name="T2">self</text:span></text:p>
            <text:p text:style-name="P5"/>
          </table:table-cell>
          <table:table-cell table:style-name="Таблица1.A2" office:value-type="string">
            <text:p text:style-name="Table_20_Contents"><text:bookmark-start text:name="__DdeLink__1474_1363846438"/>class myClass:</text:p>
            <text:p text:style-name="Table_20_Contents"><text:s text:c="4"/>def <text:span text:style-name="T2">setValues</text:span>(self,aa,bb):</text:p>
            <text:p text:style-name="Table_20_Contents"><text:s text:c="8"/>self.a = aa;</text:p>
            <text:p text:style-name="Table_20_Contents"><text:s text:c="8"/>self.b = bb;</text:p>
            <text:p text:style-name="Table_20_Contents"><text:s text:c="4"/>def <text:span text:style-name="T2">writeValues</text:span>(self):</text:p>
            <text:p text:style-name="Table_20_Contents"><text:s text:c="8"/>print(self.a,self.b);</text:p>
            <text:p text:style-name="Table_20_Contents"><text:s text:c="4"/>def <text:span text:style-name="T2">getSum</text:span>(self):</text:p>
            <text:p text:style-name="Table_20_Contents"><text:s text:c="8"/>return (self.a+self.b);<text:bookmark-end text:name="__DdeLink__1474_1363846438"/></text:p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>Создание экземпляров класса</text:p>
          </table:table-cell>
          <table:table-cell table:style-name="Таблица1.A2" office:value-type="string">
            <text:p text:style-name="Table_20_Contents"><text:bookmark-start text:name="__DdeLink__1476_1363846438"/>x = myClass();</text:p>
            <text:p text:style-name="Table_20_Contents">y = myClass();<text:bookmark-end text:name="__DdeLink__1476_1363846438"/></text:p>
          </table:table-cell>
        </table:table-row>
        <table:table-row>
          <table:table-cell table:style-name="Таблица1.A3" office:value-type="string">
            <text:p text:style-name="Table_20_Contents">Вызов методов экземпляров класса</text:p>
          </table:table-cell>
          <table:table-cell table:style-name="Таблица1.A2" office:value-type="string">
            <text:p text:style-name="Table_20_Contents"><text:bookmark-start text:name="__DdeLink__1478_1363846438"/>x.setValues(10,20);</text:p>
            <text:p text:style-name="Table_20_Contents">y.setValues(45,55);<text:bookmark-end text:name="__DdeLink__1478_1363846438"/></text:p>
            <text:p text:style-name="Table_20_Contents"/>
            <text:p text:style-name="Table_20_Contents">x<text:bookmark-start text:name="__DdeLink__1480_1363846438"/>.writeValues();</text:p>
            <text:p text:style-name="Table_20_Contents">y.writeValues();</text:p>
            <text:p text:style-name="Table_20_Contents"/>
            <text:p text:style-name="Table_20_Contents">print(x.getSum());</text:p>
            <text:p text:style-name="Table_20_Contents">print(y.getSum());<text:bookmark-end text:name="__DdeLink__1480_1363846438"/></text:p>
          </table:table-cell>
        </table:table-row>
        <table:table-row>
          <table:table-cell table:style-name="Таблица1.A3" office:value-type="string">
            <text:p text:style-name="Table_20_Contents"><text:span text:style-name="T2">Наследование</text:span> полей и методов класса</text:p>
          </table:table-cell>
          <table:table-cell table:style-name="Таблица1.A2" office:value-type="string">
            <text:p text:style-name="Table_20_Contents"><text:bookmark-start text:name="__DdeLink__1482_1363846438"/>class myClassNext(<text:span text:style-name="T2">myClass</text:span>):</text:p>
            <text:p text:style-name="Table_20_Contents"><text:s text:c="4"/>def <text:span text:style-name="T2">getPro</text:span>(self):</text:p>
            <text:p text:style-name="Table_20_Contents"><text:s text:c="8"/>return (self.a * self.b);<text:bookmark-end text:name="__DdeLink__1482_1363846438"/></text:p>
          </table:table-cell>
        </table:table-row>
        <table:table-row>
          <table:table-cell table:style-name="Таблица1.A3" office:value-type="string">
            <text:p text:style-name="Table_20_Contents">Тестирование класса</text:p>
          </table:table-cell>
          <table:table-cell table:style-name="Таблица1.A2" office:value-type="string">
            <text:p text:style-name="Table_20_Contents"><text:bookmark-start text:name="__DdeLink__1484_1363846438"/>z = myClassNext();</text:p>
            <text:p text:style-name="Table_20_Contents">z.setValues(15,4);</text:p>
            <text:p text:style-name="Table_20_Contents">print(z.getPro());<text:bookmark-end text:name="__DdeLink__1484_1363846438"/></text:p>
          </table:table-cell>
        </table:table-row>
        <table:table-row>
          <table:table-cell table:style-name="Таблица1.A3" office:value-type="string">
            <text:p text:style-name="Table_20_Contents">Создание класса, в котором один метод вызывает другой метод</text:p>
          </table:table-cell>
          <table:table-cell table:style-name="Таблица1.A2" office:value-type="string">
            <text:p text:style-name="Table_20_Contents"><text:bookmark-start text:name="__DdeLink__1486_1363846438"/>class figura:</text:p>
            <text:p text:style-name="Table_20_Contents"><text:s text:c="4"/>def <text:span text:style-name="T2">initValues</text:span>(self,a11,a22):</text:p>
            <text:p text:style-name="Table_20_Contents"><text:s text:c="8"/>self.a1 = a11;</text:p>
            <text:p text:style-name="Table_20_Contents"><text:s text:c="8"/>self.a2 = a22;</text:p>
            <text:p text:style-name="Table_20_Contents"><text:s text:c="4"/>def <text:span text:style-name="T2">getSum</text:span>(self):</text:p>
            <text:p text:style-name="Table_20_Contents"><text:s text:c="8"/>return(self.a1 + self.a2);</text:p>
            <text:p text:style-name="Table_20_Contents"><text:s text:c="4"/>def <text:span text:style-name="T2">getPerimetr</text:span>(self):</text:p>
            <text:p text:style-name="Table_20_Contents"><text:s text:c="8"/>return (<text:span text:style-name="T10">self.getSum()</text:span> * 2);<text:bookmark-end text:name="__DdeLink__1486_1363846438"/></text:p>
          </table:table-cell>
        </table:table-row>
        <text:soft-page-break/>
        <table:table-row>
          <table:table-cell table:style-name="Таблица1.A3" office:value-type="string">
            <text:p text:style-name="Table_20_Contents">Тестирование класса</text:p>
          </table:table-cell>
          <table:table-cell table:style-name="Таблица1.A2" office:value-type="string">
            <text:p text:style-name="Table_20_Contents"><text:bookmark-start text:name="__DdeLink__1488_1363846438"/>f = figura();</text:p>
            <text:p text:style-name="Table_20_Contents">f.initValues(5,12);</text:p>
            <text:p text:style-name="Table_20_Contents">print(f.getPerimetr());<text:bookmark-end text:name="__DdeLink__1488_1363846438"/></text:p>
          </table:table-cell>
        </table:table-row>
        <table:table-row>
          <table:table-cell table:style-name="Таблица1.A2" table:number-columns-spanned="2" office:value-type="string">
            <text:p text:style-name="P2">Двумерные массив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двумерного массива размером</text:p>
            <text:p text:style-name="P9"><text:span text:style-name="T2">n</text:span> <text:span text:style-name="T7">строк и </text:span><text:span text:style-name="T2">m</text:span> <text:span text:style-name="T7">столбцов</text:span></text:p>
          </table:table-cell>
          <table:table-cell table:style-name="Таблица1.A2" office:value-type="string">
            <text:p text:style-name="Table_20_Contents">mass = [];</text:p>
            <text:p text:style-name="Table_20_Contents"/>
            <text:p text:style-name="Table_20_Contents">for i in range(0,n):</text:p>
            <text:p text:style-name="Table_20_Contents"><text:s text:c="4"/>mass.append([]);</text:p>
            <text:p text:style-name="Table_20_Contents"/>
            <text:p text:style-name="Table_20_Contents">for i in range(0,n):</text:p>
            <text:p text:style-name="Table_20_Contents"><text:s text:c="4"/>for j in range(0,m):</text:p>
            <text:p text:style-name="Table_20_Contents"><text:s text:c="8"/>mass[i].append(0);</text:p>
          </table:table-cell>
        </table:table-row>
        <table:table-row>
          <table:table-cell table:style-name="Таблица1.A3" office:value-type="string">
            <text:p text:style-name="Table_20_Contents">Ввод элементов двумерного массива</text:p>
          </table:table-cell>
          <table:table-cell table:style-name="Таблица1.A2" office:value-type="string">
            <text:p text:style-name="Table_20_Contents">for i in range(0,n):</text:p>
            <text:p text:style-name="Table_20_Contents"><text:s text:c="4"/>for j in range(0,m):</text:p>
            <text:p text:style-name="Table_20_Contents"><text:s text:c="8"/>mass[i][j] = int(input());</text:p>
          </table:table-cell>
        </table:table-row>
        <table:table-row>
          <table:table-cell table:style-name="Таблица1.A3" office:value-type="string">
            <text:p text:style-name="Table_20_Contents">Вывод элементов двумерного массива на экран</text:p>
          </table:table-cell>
          <table:table-cell table:style-name="Таблица1.A2" office:value-type="string">
            <text:p text:style-name="Table_20_Contents">for i in range(0,n):</text:p>
            <text:p text:style-name="Table_20_Contents"><text:s text:c="4"/>for j in range(0,m):</text:p>
            <text:p text:style-name="Table_20_Contents"><text:s text:c="8"/>print(mass[i][j]); <text:s/></text:p>
          </table:table-cell>
        </table:table-row>
        <table:table-row>
          <table:table-cell table:style-name="Таблица1.A3" office:value-type="string">
            <text:p text:style-name="Table_20_Contents">Получить значение определённого элемента</text:p>
          </table:table-cell>
          <table:table-cell table:style-name="Таблица1.A2" office:value-type="string">
            <text:p text:style-name="Table_20_Contents">x = mass[0][2];</text:p>
          </table:table-cell>
        </table:table-row>
        <table:table-row>
          <table:table-cell table:style-name="Таблица1.A3" office:value-type="string">
            <text:p text:style-name="Table_20_Contents">Задать значение определённого элемента</text:p>
          </table:table-cell>
          <table:table-cell table:style-name="Таблица1.A2" office:value-type="string">
            <text:p text:style-name="Table_20_Contents">mass[1][0] = 75;</text:p>
          </table:table-cell>
        </table:table-row>
        <table:table-row>
          <table:table-cell table:style-name="Таблица1.A2" table:number-columns-spanned="2" office:value-type="string">
            <text:p text:style-name="P1">Массив объектов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шем собственный класс</text:p>
          </table:table-cell>
          <table:table-cell table:style-name="Таблица1.A2" office:value-type="string">
            <text:p text:style-name="Table_20_Contents"><text:bookmark-start text:name="__DdeLink__1490_1363846438"/>class myNumber:</text:p>
            <text:p text:style-name="Table_20_Contents"><text:s text:c="4"/>def setValue(self,xx):</text:p>
            <text:p text:style-name="Table_20_Contents"><text:s text:c="8"/>self.x = xx;</text:p>
            <text:p text:style-name="Table_20_Contents"><text:s text:c="4"/>def write(self):</text:p>
            <text:p text:style-name="Table_20_Contents"><text:s text:c="8"/>print("___",self.x,"___");<text:bookmark-end text:name="__DdeLink__1490_1363846438"/></text:p>
          </table:table-cell>
        </table:table-row>
        <table:table-row>
          <table:table-cell table:style-name="Таблица1.A3" office:value-type="string">
            <text:p text:style-name="Table_20_Contents">Создадим массив объектов</text:p>
          </table:table-cell>
          <table:table-cell table:style-name="Таблица1.A2" office:value-type="string">
            <text:p text:style-name="Table_20_Contents"><text:bookmark-start text:name="__DdeLink__1492_1363846438"/>mass = [];</text:p>
            <text:p text:style-name="Table_20_Contents"/>
            <text:p text:style-name="Table_20_Contents">for i in range(0,n):</text:p>
            <text:p text:style-name="Table_20_Contents"><text:s text:c="4"/>mass.append( myNumber() );<text:bookmark-end text:name="__DdeLink__1492_1363846438"/></text:p>
          </table:table-cell>
        </table:table-row>
        <table:table-row>
          <table:table-cell table:style-name="Таблица1.A3" office:value-type="string">
            <text:p text:style-name="Table_20_Contents">Тестируем методы объектов</text:p>
          </table:table-cell>
          <table:table-cell table:style-name="Таблица1.A2" office:value-type="string">
            <text:p text:style-name="Table_20_Contents"><text:bookmark-start text:name="__DdeLink__1494_1363846438"/>for i in range(0,n):</text:p>
            <text:p text:style-name="Table_20_Contents"><text:s text:c="4"/>mass[i].setValue(i * i);<text:bookmark-end text:name="__DdeLink__1494_1363846438"/></text:p>
            <text:p text:style-name="Table_20_Contents"/>
            <text:p text:style-name="Table_20_Contents"><text:bookmark-start text:name="__DdeLink__1496_1363846438"/>for i in range(0,n):</text:p>
            <text:p text:style-name="Table_20_Contents"><text:s text:c="4"/>mass[i].write();<text:bookmark-end text:name="__DdeLink__1496_1363846438"/></text:p>
          </table:table-cell>
        </table:table-row>
        <table:table-row>
          <table:table-cell table:style-name="Таблица1.A2" table:number-columns-spanned="2" office:value-type="string">
            <text:p text:style-name="P1">Аналог списков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дим класс, описывающий элемент односвязного списка</text:p>
          </table:table-cell>
          <table:table-cell table:style-name="Таблица1.A2" office:value-type="string">
            <text:p text:style-name="P15"><text:bookmark-start text:name="__DdeLink__1499_1363846438"/><text:bookmark-end text:name="__DdeLink__1499_1363846438"/><text:span text:style-name="T1">class </text:span>elem:</text:p>
            <text:p text:style-name="P15"><text:s text:c="4"/><text:span text:style-name="T24">def </text:span><text:span text:style-name="T23">__init__(</text:span><text:span text:style-name="T25">self</text:span><text:span text:style-name="T23">):</text:span></text:p>
            <text:p text:style-name="P18"><text:s text:c="8"/>self.value = 0;</text:p>
            <text:p text:style-name="P18"><text:s text:c="8"/>self.nextElem = -1;</text:p>
            <text:p text:style-name="P15"><text:s text:c="4"/><text:span text:style-name="T1">def </text:span>setValue(self,x):</text:p>
            <text:p text:style-name="P15"><text:s text:c="8"/>self.value = x;</text:p>
            <text:p text:style-name="P15"><text:s text:c="4"/><text:span text:style-name="T1">def </text:span>setNext(self,obj):</text:p>
            <text:p text:style-name="P16"><text:s text:c="8"/>self.nextElem = obj;</text:p>
          </table:table-cell>
        </table:table-row>
        <text:soft-page-break/>
        <table:table-row>
          <table:table-cell table:style-name="Таблица1.A3" office:value-type="string">
            <text:p text:style-name="Table_20_Contents">Создадим опорные элементы для работы со списком</text:p>
          </table:table-cell>
          <table:table-cell table:style-name="Таблица1.A2" office:value-type="string">
            <text:p text:style-name="Table_20_Contents"><text:bookmark-start text:name="__DdeLink__1501_1363846438"/>first = elem();</text:p>
            <text:p text:style-name="Table_20_Contents">last = first;<text:bookmark-end text:name="__DdeLink__1501_1363846438"/></text:p>
          </table:table-cell>
        </table:table-row>
        <table:table-row>
          <table:table-cell table:style-name="Таблица1.A3" office:value-type="string">
            <text:p text:style-name="Table_20_Contents">Считаем <text:span text:style-name="T4">n</text:span><text:span text:style-name="T3"> ч</text:span><text:span text:style-name="T7">исел и сформируем список</text:span></text:p>
          </table:table-cell>
          <table:table-cell table:style-name="Таблица1.A2" office:value-type="string">
            <text:p text:style-name="Table_20_Contents"><text:bookmark-start text:name="__DdeLink__1503_1363846438"/>f<text:bookmark-start text:name="__DdeLink__1505_1363846438"/>or i in range(0,n):</text:p>
            <text:p text:style-name="Table_20_Contents"><text:s text:c="3"/><text:span text:style-name="T2"><text:s/>x = int(input());</text:span></text:p>
            <text:p text:style-name="Table_20_Contents"><text:s text:c="4"/>last.setValue(x);<text:bookmark-end text:name="__DdeLink__1503_1363846438"/></text:p>
            <text:p text:style-name="Table_20_Contents"><text:s text:c="4"/>q = elem();</text:p>
            <text:p text:style-name="Table_20_Contents"><text:s text:c="4"/>last.setNext(q);</text:p>
            <text:p text:style-name="Table_20_Contents"><text:s text:c="4"/>last = q;<text:bookmark-end text:name="__DdeLink__1505_1363846438"/></text:p>
          </table:table-cell>
        </table:table-row>
        <table:table-row>
          <table:table-cell table:style-name="Таблица1.A3" office:value-type="string">
            <text:p text:style-name="Table_20_Contents">Выведем элементы списка на экран</text:p>
          </table:table-cell>
          <table:table-cell table:style-name="Таблица1.A2" office:value-type="string">
            <text:p text:style-name="Table_20_Contents"><text:bookmark-start text:name="__DdeLink__1507_1363846438"/>q = first;</text:p>
            <text:p text:style-name="Table_20_Contents">while(q.nextElem != -1):</text:p>
            <text:p text:style-name="Table_20_Contents"><text:s text:c="4"/><text:span text:style-name="T2">print(q.value);</text:span></text:p>
            <text:p text:style-name="Table_20_Contents"><text:s text:c="4"/>q = q.nextElem;<text:bookmark-end text:name="__DdeLink__1507_1363846438"/></text:p>
          </table:table-cell>
        </table:table-row>
        <table:table-row>
          <table:table-cell table:style-name="Таблица1.A2" table:number-columns-spanned="2" office:value-type="string">
            <text:p text:style-name="P1">Файлы (продолжение)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ем библиотеку</text:p>
          </table:table-cell>
          <table:table-cell table:style-name="Таблица1.A2" office:value-type="string">
            <text:p text:style-name="Table_20_Contents">import os</text:p>
          </table:table-cell>
        </table:table-row>
        <table:table-row>
          <table:table-cell table:style-name="Таблица1.A3" office:value-type="string">
            <text:p text:style-name="Table_20_Contents">Удаляем файл</text:p>
          </table:table-cell>
          <table:table-cell table:style-name="Таблица1.A2" office:value-type="string">
            <text:p text:style-name="Table_20_Contents">os.remove('myFile.txt');</text:p>
          </table:table-cell>
        </table:table-row>
        <table:table-row>
          <table:table-cell table:style-name="Таблица1.A3" office:value-type="string">
            <text:p text:style-name="Table_20_Contents">Проверка существования файла</text:p>
          </table:table-cell>
          <table:table-cell table:style-name="Таблица1.A2" office:value-type="string">
            <text:p text:style-name="Table_20_Contents">b = os.path.exists('myFile.txt');</text:p>
          </table:table-cell>
        </table:table-row>
        <table:table-row>
          <table:table-cell table:style-name="Таблица1.A3" office:value-type="string">
            <text:p text:style-name="Table_20_Contents">Переименовать файл</text:p>
          </table:table-cell>
          <table:table-cell table:style-name="Таблица1.A2" office:value-type="string">
            <text:p text:style-name="Table_20_Contents">os.rename('myFile.txt','abcd.txt');</text:p>
          </table:table-cell>
        </table:table-row>
        <table:table-row>
          <table:table-cell table:style-name="Таблица1.A2" table:number-columns-spanned="2" office:value-type="string">
            <text:p text:style-name="P3">Web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5">Создадим папку, в которой будет хранится наш проект</text:p>
            <text:p text:style-name="P5">Внутри данной папки создадим файл <text:span text:style-name="T2">server.</text:span><text:span text:style-name="T4">py</text:span></text:p>
            <text:p text:style-name="P10"/>
            <text:p text:style-name="P6">Пишем в файле <text:span text:style-name="T2">server.</text:span><text:span text:style-name="T4">py</text:span><text:span text:style-name="T3"> </text:span>следующий код</text:p>
          </table:table-cell>
          <table:covered-table-cell/>
        </table:table-row>
        <table:table-row table:style-name="Таблица1.134">
          <table:table-cell table:style-name="Таблица1.A2" table:number-columns-spanned="2" office:value-type="string">
            <text:p text:style-name="P8">from http.server import HTTPServer, CGIHTTPRequestHandler</text:p>
            <text:p text:style-name="P8">server_address = ("", 8000)</text:p>
            <text:p text:style-name="P8">httpd = HTTPServer(server_address, CGIHTTPRequestHandler)</text:p>
            <text:p text:style-name="P8">httpd.serve_forever()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Maxim</meta:initial-creator>
    <meta:creation-date>2016-11-14T10:28:40.47</meta:creation-date>
    <meta:generator>LibreOffice/5.1.6.2$Linux_X86_64 LibreOffice_project/10m0$Build-2</meta:generator>
    <dc:date>2018-02-02T16:49:26.953998033</dc:date>
    <meta:editing-duration>PT11H41M13S</meta:editing-duration>
    <meta:editing-cycles>260</meta:editing-cycles>
    <meta:document-statistic meta:table-count="1" meta:image-count="0" meta:object-count="0" meta:page-count="7" meta:paragraph-count="383" meta:word-count="1232" meta:character-count="8415" meta:non-whitespace-character-count="7183"/>
  </office:meta>
</office:document-meta>
</file>